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Registration.allowedOrigins( String ... orig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exposedHeaders( String ...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allowCredentials( boolean allow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getPa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Registration.allowedOriginPatterns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getCors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Registration.allowedMethods( String ...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maxAge( long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combine( CorsConfigura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CorsRegistration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Registration.allowedHeaders( String ...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